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50"/>
    </style:style>
    <style:style style:name="ce10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fo:background-color="#FF0000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65" table:style-name="ce10">
            <text:p>6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<text:s/><text:span text:style-name="T2">cmath,</text:span><text:s/>cstdlib, fstream, string, c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53" table:style-name="ce10">
            <text:p>53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157" table:style-name="ce10">
            <text:p>157</text:p>
          </table:table-cell>
          <table:table-cell table:number-columns-repeated="16379" table:style-name="ce11"/>
        </table:table-row>
        <table:table-row table:style-name="ro1">
          <table:table-cell table:style-name="ce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59" table:style-name="ce10">
            <text:p>5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61" table:style-name="ce10">
            <text:p>61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30" table:style-name="ce10">
            <text:p>13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62" table:style-name="ce10">
            <text:p>6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12"/>
          <table:table-cell office:value-type="float" office:value="11" table:style-name="ce12">
            <text:p>11</text:p>
          </table:table-cell>
          <table:table-cell office:value-type="string" table:style-name="ce13">
            <text:p>Sizeof *****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53-62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13" table:style-name="ce12">
            <text:p>13</text:p>
          </table:table-cell>
          <table:table-cell office:value-type="string" table:style-name="ce13">
            <text:p>Scope ***** <text:s/>No Global Variables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201" table:style-name="ce10">
            <text:p>201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53" table:style-name="ce10">
            <text:p>53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17" table:style-name="ce12">
            <text:p>17</text:p>
          </table:table-cell>
          <table:table-cell office:value-type="string" table:style-name="ce13">
            <text:p>Programming Style ***** Emulate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139" table:style-name="ce10">
            <text:p>139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185" table:style-name="ce10">
            <text:p>185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12"/>
          <table:table-cell office:value-type="float" office:value="3" table:style-name="ce12">
            <text:p>3</text:p>
          </table:table-cell>
          <table:table-cell office:value-type="string" table:style-name="ce13">
            <text:p>Mixing data types ****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4" table:style-name="ce12">
            <text:p>4</text:p>
          </table:table-cell>
          <table:table-cell office:value-type="string" table:style-name="ce13">
            <text:p>Overflow/Underflow ****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09" table:style-name="ce10">
            <text:p>209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12"/>
          <table:table-cell office:value-type="float" office:value="6" table:style-name="ce12">
            <text:p>6</text:p>
          </table:table-cell>
          <table:table-cell office:value-type="string" table:style-name="ce13">
            <text:p>Multiple assignment *****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94" table:style-name="ce10">
            <text:p>94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30" table:style-name="ce10">
            <text:p>130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office:value-type="float" office:value="9" table:style-name="ce14">
            <text:p>9</text:p>
          </table:table-cell>
          <table:table-cell office:value-type="string" table:style-name="ce15">
            <text:p>Math Library</text:p>
          </table:table-cell>
          <table:table-cell office:value-type="string" table:style-name="ce15">
            <text:p>did not use math library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10" table:style-name="ce12">
            <text:p>10</text:p>
          </table:table-cell>
          <table:table-cell office:value-type="string" table:style-name="ce13">
            <text:p>Hand tracing <text:s/>******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 table:style-name="ce11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68" table:style-name="ce10">
            <text:p>68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68" table:style-name="ce10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140-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15" table:style-name="ce10">
            <text:p>115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216-23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12"/>
          <table:table-cell office:value-type="float" office:value="7" table:style-name="ce12">
            <text:p>7</text:p>
          </table:table-cell>
          <table:table-cell office:value-type="string" table:style-name="ce13">
            <text:p>Flags *****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83" table:style-name="ce10">
            <text:p>83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14"/>
          <table:table-cell office:value-type="float" office:value="11" table:style-name="ce14">
            <text:p>11</text:p>
          </table:table-cell>
          <table:table-cell office:value-type="string" table:style-name="ce15">
            <text:p>Validating user input</text:p>
          </table:table-cell>
          <table:table-cell office:value-type="string" table:style-name="ce15">
            <text:p>418?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76" table:style-name="ce10">
            <text:p>176</text:p>
          </table:table-cell>
          <table:table-cell table:number-columns-repeated="16379" table:style-name="ce11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74" table:style-name="ce10">
            <text:p>74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77" table:style-name="ce10">
            <text:p>7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78-8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93-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81" table:style-name="ce10">
            <text:p>81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office:value-type="float" office:value="11" table:style-name="ce14">
            <text:p>11</text:p>
          </table:table-cell>
          <table:table-cell office:value-type="string" table:style-name="ce15">
            <text:p>Files input/output both</text:p>
          </table:table-cell>
          <table:table-cell office:value-type="string" table:style-name="ce15">
            <text:p>37/did not use file output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12" table:style-name="ce12">
            <text:p>12</text:p>
          </table:table-cell>
          <table:table-cell office:value-type="string" table:style-name="ce13">
            <text:p>No breaks in loops ******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9">
            <text:p>319-4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ing by value</text:p>
          </table:table-cell>
          <table:table-cell office:value-type="float" office:value="312" table:style-name="ce10">
            <text:p>3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 from functions</text:p>
          </table:table-cell>
          <table:table-cell office:value-type="string" table:style-name="ce9">
            <text:p>401-6</text:p>
          </table:table-cell>
          <table:table-cell table:number-columns-repeated="16379"/>
        </table:table-row>
        <table:table-row table:style-name="ro1">
          <table:table-cell table:style-name="ce16"/>
          <table:table-cell table:style-name="ce17"/>
          <table:table-cell office:value-type="float" office:value="9" table:style-name="ce12">
            <text:p>9</text:p>
          </table:table-cell>
          <table:table-cell office:value-type="string" table:style-name="ce13">
            <text:p>Returning a boolean ******</text:p>
          </table:table-cell>
          <table:table-cell table:style-name="ce18"/>
          <table:table-cell table:number-columns-repeated="16379" table:style-name="ce16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No Global Variables Allowed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Only Global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Meaning Conversions,Physical Constants onl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office:value-type="float" office:value="320" table:style-name="ce10">
            <text:p>32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office:value-type="float" office:value="397" table:style-name="ce10">
            <text:p>39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office:value-type="float" office:value="348" table:style-name="ce10">
            <text:p>348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office:value-type="float" office:value="14" table:style-name="ce14">
            <text:p>14</text:p>
          </table:table-cell>
          <table:table-cell office:value-type="string" table:style-name="ce15">
            <text:p>Overloading functions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15" table:style-name="ce12">
            <text:p>15</text:p>
          </table:table-cell>
          <table:table-cell office:value-type="string" table:style-name="ce13">
            <text:p>Exit function *******</text:p>
          </table:table-cell>
          <table:table-cell table:style-name="ce13"/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47" table:style-name="ce10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office:value-type="float" office:value="274" table:style-name="ce10">
            <text:p>2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47-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office:value-type="float" office:value="348" table:style-name="ce10">
            <text:p>3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office:value-type="float" office:value="158" table:style-name="ce10">
            <text:p>158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office:value-type="float" office:value="12" table:style-name="ce14">
            <text:p>12</text:p>
          </table:table-cell>
          <table:table-cell office:value-type="string" table:style-name="ce15">
            <text:p>STL Vector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Linear and Binary Search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style-name="ce14"/>
          <table:table-cell office:value-type="float" office:value="3" table:style-name="ce14">
            <text:p>3</text:p>
          </table:table-cell>
          <table:table-cell office:value-type="string" table:style-name="ce15">
            <text:p>Bubble and Selection Sort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style-name="ce12"/>
          <table:table-cell office:value-type="float" office:value="5" table:style-name="ce12">
            <text:p>5</text:p>
          </table:table-cell>
          <table:table-cell office:value-type="string" table:style-name="ce13">
            <text:p>Search/Sorting Vectors ******</text:p>
          </table:table-cell>
          <table:table-cell table:style-name="ce13"/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/>
          <table:table-cell office:value-type="string" table:style-name="ce19">
            <text:p>****** Not required to show</text:p>
          </table:table-cell>
          <table:table-cell table:style-name="ce12"/>
          <table:table-cell table:number-columns-repeated="2" table:style-name="ce13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RCC RCCD</meta:initial-creator>
    <dc:creator>Kyle</dc:creator>
    <meta:creation-date>2017-01-25T10:21:36Z</meta:creation-date>
    <dc:date>2017-07-28T06:34:15Z</dc:date>
    <meta:editing-cycles>9</meta:editing-cycles>
    <meta:editing-duration>PT7041S</meta:editing-duration>
  </office:meta>
</office:document-meta>
</file>